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ing – Requirements elicitation</text:p>
      <text:p text:style-name="P2"/>
      <text:p text:style-name="P2">Requisite #1 (<text:span text:style-name="T4">100</text:span>):</text:p>
      <text:list xml:id="list89120308" text:style-name="L1">
        <text:list-item>
          <text:p text:style-name="P4">Send mail to groups of <text:span text:style-name="T1">user-defined</text:span> <text:span text:style-name="T2">valid</text:span> addresses (60).</text:p>
          <text:list>
            <text:list-item>
              <text:p text:style-name="P4">The webUI must feature a rich text editor, like CKEditor.</text:p>
            </text:list-item>
            <text:list-item>
              <text:p text:style-name="P4">Verify if those addresses didn't return an error (5);</text:p>
              <text:list>
                <text:list-item>
                  <text:p text:style-name="P4">When a <text:span text:style-name="T1">custom-configured</text:span> number of errors returns in a period, cancel subscription of that address (5);</text:p>
                </text:list-item>
              </text:list>
            </text:list-item>
            <text:list-item>
              <text:p text:style-name="P4">Respect the server's rules and limits of outgoing mail in a configurable manner (15);</text:p>
              <text:list>
                <text:list-item>
                  <text:p text:style-name="P4">Exceeding mails should be put in a queue and sent after the expiration of the configured <text:span text:style-name="T3">limits (5)</text:span><text:span text:style-name="T1">;</text:span></text:p>
                </text:list-item>
                <text:list-item>
                  <text:p text:style-name="P4">Tries to identify those limits and rules automatically, from a database of common servers (5);</text:p>
                </text:list-item>
                <text:list-item>
                  <text:p text:style-name="P4">Allows the upload of your server configurations for matters of updating the database (5).</text:p>
                </text:list-item>
              </text:list>
            </text:list-item>
          </text:list>
        </text:list-item>
      </text:list>
      <text:p text:style-name="P2"/>
      <text:p text:style-name="P2">Requisite #2 (<text:span text:style-name="T4">60</text:span>):</text:p>
      <text:list xml:id="list1028870615" text:continue-numbering="true" text:style-name="L1">
        <text:list-item>
          <text:p text:style-name="P4">Include an <text:span text:style-name="T1">optional</text:span> link where the user must be able to cancel subscription from that particular mailing list (100);</text:p>
        </text:list-item>
      </text:list>
      <text:p text:style-name="P2"/>
      <text:p text:style-name="P2">Requisite #3 (<text:span text:style-name="T4">60</text:span>):</text:p>
      <text:list xml:id="list1212451201" text:continue-numbering="true" text:style-name="L1">
        <text:list-item>
          <text:p text:style-name="P4">Include an <text:span text:style-name="T1">optional</text:span> form of tracking to see number of times that particular message was opened (50);</text:p>
          <text:list>
            <text:list-item>
              <text:p text:style-name="P4">Track total and uniques (per user ID) message access (50)</text:p>
            </text:list-item>
          </text:list>
        </text:list-item>
      </text:list>
      <text:p text:style-name="P3"/>
      <text:p text:style-name="P2"><text:bookmark-start text:name="__DdeLink__174_1409446782"/>Requisite #4 (<text:span text:style-name="T4">40</text:span>):<text:bookmark-end text:name="__DdeLink__174_1409446782"/></text:p>
      <text:list xml:id="list541648373" text:continue-numbering="true" text:style-name="L1">
        <text:list-item>
          <text:p text:style-name="P4">Send <text:span text:style-name="T1">custom-configured allowed filetypes</text:span> attached files, up to a <text:span text:style-name="T1">custom-configured</text:span> size and limit (100);</text:p>
        </text:list-item>
      </text:list>
      <text:p text:style-name="P2"/>
      <text:p text:style-name="P2">Requisite #5 (<text:span text:style-name="T5">20</text:span>):</text:p>
      <text:list xml:id="list301780381" text:style-name="L2">
        <text:list-item>
          <text:p text:style-name="P5">Allow global configuration and permissions (50)</text:p>
          <text:list>
            <text:list-item>
              <text:p text:style-name="P5">Also allow group and user configuration and permissions (50);</text:p>
            </text:list-item>
          </text:list>
        </text:list-item>
      </text:list>
      <text:p text:style-name="P2"/>
      <text:p text:style-name="P2">Requisite #6 (<text:span text:style-name="T5">50</text:span>):</text:p>
      <text:list xml:id="list1209096007" text:style-name="L3">
        <text:list-item>
          <text:p text:style-name="P6">Generate relatories with statistics reflecting (20):</text:p>
          <text:list>
            <text:list-item>
              <text:p text:style-name="P6">Total amount of mails sent (20);</text:p>
            </text:list-item>
            <text:list-item>
              <text:p text:style-name="P6">Number, and rate (relating to total amount) of returned messages (20);</text:p>
            </text:list-item>
            <text:list-item>
              <text:p text:style-name="P6">Number of members (20);</text:p>
            </text:list-item>
            <text:list-item>
              <text:p text:style-name="P6">All those statistics also related to individual lists, messages and <text:span text:style-name="T3">users (20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</meta:initial-creator>
    <meta:creation-date>2012-02-06T09:59:50</meta:creation-date>
    <dc:date>2012-02-07T11:07:39</dc:date>
    <dc:creator>Luis Felipe</dc:creator>
    <meta:editing-duration>PT4H50M21S</meta:editing-duration>
    <meta:editing-cycles>7</meta:editing-cycles>
    <meta:generator>LibreOffice/3.4$Unix LibreOffice_project/340m1$Build-402</meta:generator>
    <meta:document-statistic meta:table-count="0" meta:image-count="0" meta:object-count="0" meta:page-count="1" meta:paragraph-count="26" meta:word-count="260" meta:character-count="1541" meta:non-whitespace-character-count="1326"/>
  </office:meta>
</office:document-meta>
</file>